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CODE">
      <style:text-properties fo:font-size="8pt" style:font-size-asian="8pt" style:font-size-complex="8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Heading_20_1">
      <style:paragraph-properties fo:break-before="page"/>
    </style:style>
    <style:style style:name="P30"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31" style:family="paragraph" style:parent-style-name="CODE" style:list-style-name="L2">
      <style:text-properties fo:font-size="8pt" style:font-size-asian="7pt" style:font-size-complex="8pt"/>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color="#ff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Date: 2012-09-15<text:tab/>Version: 0.0.1</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 <text:s text:c="2"/>Introduction<text:tab/>2</text:p>
          <text:p text:style-name="P9">2 <text:s text:c="2"/>Installation and configuration<text:tab/>2</text:p>
          <text:p text:style-name="P10">2.1 <text:s text:c="2"/>Application server configuration<text:tab/>2</text:p>
          <text:p text:style-name="P11">2.1.1 <text:s text:c="2"/>Tomcat 6.x, 7.x<text:tab/>3</text:p>
          <text:p text:style-name="P11">2.1.2 <text:s text:c="2"/>Jboss 4.x, 5.x, 6.x<text:tab/>3</text:p>
          <text:p text:style-name="P11">2.1.3 <text:s text:c="2"/>JBoss 7.x<text:tab/>3</text:p>
          <text:p text:style-name="P11">2.1.4 <text:s text:c="2"/>Mule ESB <text:tab/>4</text:p>
          <text:p text:style-name="P11">2.1.5 <text:s text:c="2"/>Apache ActiveMQ<text:tab/>4</text:p>
          <text:p text:style-name="P10">2.2 <text:s text:c="2"/>zorka.properties configuration file<text:tab/>5</text:p>
          <text:p text:style-name="P9">3 <text:s text:c="2"/>Using Zorka<text:tab/>6</text:p>
          <text:p text:style-name="P10">3.1 <text:s text:c="2"/>MBean servers<text:tab/>6</text:p>
          <text:p text:style-name="P10">3.2 <text:s text:c="2"/>Basic functions<text:tab/>7</text:p>
          <text:p text:style-name="P9">4 <text:s text:c="2"/>Extending Zorka<text:tab/>7</text:p>
          <text:p text:style-name="P10">4.1 <text:s text:c="2"/>Extending with Beanshell scripts<text:tab/>7</text:p>
          <text:p text:style-name="P11">4.1.1 <text:s text:c="2"/>General purpose functions<text:tab/>7</text:p>
          <text:p text:style-name="P11">4.1.2 <text:s text:c="2"/>Thread rankings and bean rankings<text:tab/>8</text:p>
          <text:p text:style-name="P11">4.1.3 <text:s text:c="2"/>Class and Method Instrumentation<text:tab/>9</text:p>
          <text:p text:style-name="P10">4.2 <text:s text:c="2"/>Extending with Java<text:tab/>10</text:p>
          <text:p text:style-name="P9">5 <text:s text:c="2"/>Reference<text:tab/>10</text:p>
        </text:index-body>
      </text:table-of-content>
      <text:p text:style-name="Standard"/>
      <text:h text:style-name="P29" text:outline-level="1">Introduction</text:h>
      <text:p text:style-name="Text_20_body"/>
      <text:p text:style-name="Text_20_body"/>
      <text:p text:style-name="Text_20_body"/>
      <text:h text:style-name="Heading_20_1" text:outline-level="1">Installation and configuration</text:h>
      <text:p text:style-name="Text_20_body"/>
      <text:p text:style-name="Text_20_body">Unpack zorka archive into application server home directory (ex. /opt/tomcat-7.0.29). Zorka files will reside in &lt;server-home&gt;/zorka directory. <text:s/>Unpacked directory contains the following things:</text:p>
      <text:list xml:id="list7357568751" text:style-name="L1">
        <text:list-item>
          <text:p text:style-name="P12">bootstrap.jar - agent bootstrap file;</text:p>
        </text:list-item>
        <text:list-item>
          <text:p text:style-name="P12">conf/*.bsh - extension scripts;</text:p>
        </text:list-item>
        <text:list-item>
          <text:p text:style-name="P12">lib/*.jar - rest of agent code (loaded by bootstrap.jar);</text:p>
        </text:list-item>
        <text:list-item>
          <text:p text:style-name="P12">log/*.log - log files;</text:p>
        </text:list-item>
        <text:list-item>
          <text:p text:style-name="P12">home.* - sample home directories - <text:s/>(containing predefined zorka.properties+conf/*.bsh for various application servers);</text:p>
        </text:list-item>
        <text:list-item>
          <text:p text:style-name="P12">zorka.properties - main configuration file;</text:p>
        </text:list-item>
      </text:list>
      <text:p text:style-name="Text_20_body"/>
      <text:h text:style-name="Heading_20_2" text:outline-level="2">Application server configuration</text:h>
      <text:p text:style-name="Text_20_body"/>
      <text:p text:style-name="Text_20_body">Zorka works as java agent, thus the following thing has to be added to java command line:</text:p>
      <text:p text:style-name="Text_20_body"/>
      <text:p text:style-name="CODE">-javaagent:/path/to/zorka/bootstrap.jar=/path/to/zorka</text:p>
      <text:p text:style-name="Text_20_body"/>
      <text:p text:style-name="Text_20_body">Also, some specific things may have to be added for specific application servers. In all examples below &lt;server-home&gt; means application server home (eg. /opt/jboss-4.2) and &lt;zorka-home&gt; means directory with unpacked zorka files (eg. /opt/jboss-4.2/zorka).</text:p>
      <text:p text:style-name="Text_20_body"/>
      <text:p text:style-name="Text_20_body">Some application servers have been (preliminarily) tested and are described below but for other servers <text:soft-page-break/>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14556552891" text:style-name="L2">
        <text:list-item>
          <text:p text:style-name="P13">copy samples/tomcat67/* files to &lt;server-home&gt;/zorka directory (overwrite existing files if necessary);</text:p>
        </text:list-item>
        <text:list-item>
          <text:p text:style-name="P13">edit &lt;server-home&gt;/bin/catalina.conf and add the following line at the end:</text:p>
          <text:p text:style-name="P31"/>
        </text:list-item>
      </text:list>
      <text:p text:style-name="P8">CATALINA_OPTS="$CATALINA_OPTS -javaagent:&lt;zorka-home&gt;/bootstrap.jar=&lt;zorka-home&gt;"</text:p>
      <text:p text:style-name="P8"/>
      <text:list xml:id="list12760911821" text:style-name="L3">
        <text:list-item>
          <text:p text:style-name="P14">adjust zorka.properties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344244411" text:style-name="L4">
        <text:list-item>
          <text:p text:style-name="P15">copy samples/jboss456/* files to &lt;server-home&gt;/zorka directory;</text:p>
        </text:list-item>
        <text:list-item>
          <text:p text:style-name="P15">edit &lt;server-home&gt;/bin/run.conf and add the following line at the end:</text:p>
        </text:list-item>
      </text:list>
      <text:p text:style-name="P8"/>
      <text:p text:style-name="P8">JAVA_OPTS="$JAVA_OPTS -javaagent:&lt;zorka-home&gt;/bootstrap.jar=&lt;zorka-home&gt;"</text:p>
      <text:p text:style-name="P8"/>
      <text:list xml:id="list1359445652" text:style-name="L5">
        <text:list-item>
          <text:p text:style-name="P16">copy zorka5.sar file to &lt;server-home&gt;/server/default/deploy directory (or /deploy directory in other profile if other profile is actually user);</text:p>
        </text:list-item>
        <text:list-item>
          <text:p text:style-name="P16">adjust zorka.properties if necessary (log files, listen port number etc.);</text:p>
        </text:list-item>
        <text:list-item>
          <text:p text:style-name="P16">make sure that <text:span text:style-name="T4">zorka.mbs.autoregister = no</text:span> is set in zorka.properties file;</text:p>
        </text:list-item>
        <text:list-item>
          <text:p text:style-name="P16">import Template_Zorka_JBoss_*.xml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text:soft-page-break/>standalone mode but should work the same in both modes (edit domain.conf instead of standalone.conf).</text:p>
      <text:list xml:id="list1428574127" text:style-name="L6">
        <text:list-item>
          <text:p text:style-name="P17">copy samples/jboss7/* files to &lt;server-home&gt;/zorka directory;</text:p>
        </text:list-item>
        <text:list-item>
          <text:p text:style-name="P17">make sure that <text:span text:style-name="T4">zorka.mbs.autoregister = yes</text:span> is set in zorka.properties file;</text:p>
        </text:list-item>
        <text:list-item>
          <text:p text:style-name="P17">edit &lt;server-home&gt;/bin/standalone.conf, add the following line:</text:p>
        </text:list-item>
      </text:list>
      <text:p text:style-name="Text_20_body"/>
      <text:p text:style-name="P8">JAVA_OPTS="$JAVA_OPTS -javaagent:&lt;zorka-home&gt;/bootstrap.jar=&lt;zorka-home&gt;"</text:p>
      <text:list xml:id="list382599673" text:style-name="L7">
        <text:list-item>
          <text:p text:style-name="P18">add zorka's bootstrap package to JBoss system modules - find and change the setting in standalone.conf file:</text:p>
        </text:list-item>
      </text:list>
      <text:p text:style-name="CODE">if [ "x$JBOSS_MODULES_SYSTEM_PKGS" = "x" ]; then </text:p>
      <text:p text:style-name="CODE"><text:s text:c="3"/>JBOSS_MODULES_SYSTEM_PKGS="org.jboss.byteman<text:span text:style-name="T3">,com.jitlogic.zorka.bootstrap</text:span>" </text:p>
      <text:p text:style-name="CODE">fi </text:p>
      <text:p text:style-name="Text_20_body"/>
      <text:list xml:id="list58148681" text:style-name="L8">
        <text:list-item>
          <text:p text:style-name="P19">import Template_Zorka_JBoss7_*.xml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MULE_CONF/conf/wrapper.conf file. In order to configure zorka:</text:p>
      <text:list xml:id="list2169536557" text:style-name="L9">
        <text:list-item>
          <text:p text:style-name="P20">unpack zorka to $MULE_HOME;</text:p>
        </text:list-item>
      </text:list>
      <text:list xml:id="list943055705" text:style-name="L10">
        <text:list-item>
          <text:p text:style-name="P21">edit wrapper.conf file and add java agent to java arguments:</text:p>
        </text:list-item>
      </text:list>
      <text:p text:style-name="P8">wrapper.java.additional.8=-javaagent:$MULE_HOME/zorka/bootstrap.jar=$MULE_HOME/zorka </text:p>
      <text:p text:style-name="P8">wrapper.java.additional.8.stripquotes=TRUE </text:p>
      <text:p text:style-name="Text_20_body"/>
      <text:list xml:id="list1958142710" text:style-name="L11">
        <text:list-item>
          <text:p text:style-name="P22">make sure that <text:span text:style-name="T4">zorka.mbs.autoregister = yes</text:span> is set in zorka.properties file;</text:p>
        </text:list-item>
        <text:list-item>
          <text:p text:style-name="P22">import Template_Zorka_Mule*.xml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text:soft-page-break/>configuration files in $MQ_HOME/bin/linux-* directories - so you have to modify one of wrapper.conf files <text:s/>- depending on what architecture are you running for:</text:p>
      <text:list xml:id="list1165172663" text:continue-list="list943055705" text:style-name="L10">
        <text:list-item>
          <text:p text:style-name="P21">edit wrapper.conf file and add java agent to java arguments (adjust option number):</text:p>
        </text:list-item>
      </text:list>
      <text:p text:style-name="P8">wrapper.java.additional.12=-javaagent:%ACTIVEMQ_HOME%/zorka/bootstrap.jar=%ACTIVEMQ_HOME%/zorka</text:p>
      <text:p text:style-name="Text_20_body"/>
      <text:list xml:id="list332478039" text:style-name="L12">
        <text:list-item>
          <text:p text:style-name="P23">make sure that <text:span text:style-name="T4">zorka.mbs.autoregister = yes</text:span> is set in zorka.properties file;</text:p>
        </text:list-item>
        <text:list-item>
          <text:p text:style-name="P23">import Template_Zorka_ActiveMQ*.xml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617242634" text:style-name="L13">
        <text:list-item>
          <text:p text:style-name="P24"><text:span text:style-name="T4">zorka.mbs.autoregister = yes</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ManagementFactory.getPlatformMBeanServer(); </text:p>
        </text:list-item>
        <text:list-item>
          <text:p text:style-name="P24"><text:span text:style-name="T4">zorka.hostname = tomcat.myserver</text:span> - 'hostname' this agent will advertise itself; this is useful for for automatic informing operating system about server hostname (eg. standard Zabbix Agent template has such item);</text:p>
        </text:list-item>
      </text:list>
      <text:p text:style-name="Text_20_body"/>
      <text:p text:style-name="Text_20_body">Zabbix related directives:</text:p>
      <text:list xml:id="list74508014" text:style-name="L14">
        <text:list-item>
          <text:p text:style-name="P25"><text:span text:style-name="T4">zabbix.enabled = yes</text:span> - this setting controls whether Zorka should work as zabbix agent (serving zabbix agent protocol on some address:port); zabbix protocol is the only one supported at the moment;</text:p>
        </text:list-item>
        <text:list-item>
          <text:p text:style-name="P25"><text:span text:style-name="T4">zabbix.listen.addr = 0.0.0.0</text:span> - address zabbix agent will listen on (127.0.0.1 is the default value, so it has to be set explicitly);</text:p>
        </text:list-item>
        <text:list-item>
          <text:p text:style-name="P25"><text:span text:style-name="T4">zabbix.listen.port = 10055</text:span> - port zabbix agent will listen on;</text:p>
        </text:list-item>
        <text:list-item>
          <text:p text:style-name="P25"><text:soft-page-break/><text:span text:style-name="T4">zabbix.server.addr = 127.0.0.1</text:span> - zabbix server address; agent will accept connections only from this server;</text:p>
        </text:list-item>
      </text:list>
      <text:p text:style-name="Text_20_body"/>
      <text:p text:style-name="Text_20_body">Logging directives:</text:p>
      <text:list xml:id="list117856375" text:style-name="L15">
        <text:list-item>
          <text:p text:style-name="P26"><text:span text:style-name="T4">zorka.log.level = TRACE</text:span> - log level (TRACE, DEBUG, INFO, WARN, ERROR, FATAL are allowed);</text:p>
        </text:list-item>
        <text:list-item>
          <text:p text:style-name="P26"><text:span text:style-name="T4">zorka.log.size = 4m</text:span> - maximum size of log files (in megabytes if 'm' is added as a suffix); </text:p>
        </text:list-item>
        <text:list-item>
          <text:p text:style-name="P26"><text:span text:style-name="T4">zorka.log.num = 4</text:span> - maximum number of archived log files;</text:p>
        </text:list-item>
        <text:list-item>
          <text:p text:style-name="P26"><text:span text:style-name="T4">zorka.log.exceptions = yes</text:span> - controls whether full stack traces of encountered exceptions will be logged; </text:p>
        </text:list-item>
      </text:list>
      <text:p text:style-name="Text_20_body"/>
      <text:p text:style-name="Text_20_body">Directives useful for tuning (you propably don't need to change default values):</text:p>
      <text:list xml:id="list987392458" text:style-name="L16">
        <text:list-item>
          <text:p text:style-name="P27"><text:span text:style-name="T4">zorka.req.threads = 4</text:span> - number of threads for processing requests;</text:p>
        </text:list-item>
        <text:list-item>
          <text:p text:style-name="P27">zorka.req.queue = 64 - </text:p>
        </text:list-item>
        <text:list-item>
          <text:p text:style-name="P27"><text:span text:style-name="T4">zorka.req.timeout = 10000</text:span> - request timeout (in milliseconds) - requests taking more than this will be canceled and zorka will close connection abruply;</text:p>
        </text:list-item>
      </text:list>
      <text:p text:style-name="Text_20_body"/>
      <text:h text:style-name="Heading_20_1" text:outline-level="1">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452652041" text:style-name="L17">
        <text:list-item>
          <text:p text:style-name="P28">'java' - standard plaform mbean server;</text:p>
        </text:list-item>
        <text:list-item>
          <text:p text:style-name="P28"><text:soft-page-break/>'jboss'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Text_20_body">zabbix.discovery(&lt;mbean-server&gt;, &lt;object-wildcard&gt;, &lt;attr1&gt;, &lt;attr2&gt;, ...)</text:p>
      <text:p text:style-name="Text_20_body"/>
      <text:p text:style-name="Text_20_body">This function is useful for performing low level discovery for Zabbix.</text:p>
      <text:h text:style-name="Heading_20_1" text:outline-level="1">Extending Zorka</text:h>
      <text:p text:style-name="Text_20_body"/>
      <text:h text:style-name="Heading_20_2" text:outline-level="2">Extending with Beanshell scripts</text:h>
      <text:p text:style-name="Text_20_body"/>
      <text:h text:style-name="Heading_20_3" text:outline-level="3">General purpose functions</text:h>
      <text:p text:style-name="Text_20_body"/>
      <text:p text:style-name="Text_20_body"><text:soft-page-break/>(TBD)</text:p>
      <text:p text:style-name="Text_20_body"/>
      <text:p text:style-name="Text_20_body">zorka.get(&lt;object&gt;, &lt;attr&gt;, &lt;attr&gt;, ...)</text:p>
      <text:p text:style-name="Text_20_body"/>
      <text:p text:style-name="Text_20_body">(TBD)</text:p>
      <text:p text:style-name="Text_20_body"/>
      <text:p text:style-name="Text_20_body">zorka.getter(&lt;object&gt;, &lt;attr&gt;, &lt;attr&gt;, ...)</text:p>
      <text:p text:style-name="Text_20_body"/>
      <text:p text:style-name="Text_20_body">(TBD)</text:p>
      <text:p text:style-name="Text_20_body"/>
      <text:p text:style-name="Text_20_body">zorka.mbean(&lt;mbs&gt;, &lt;name&gt;, &lt;description&gt;)</text:p>
      <text:p text:style-name="Text_20_body"/>
      <text:p text:style-name="Text_20_body">(TBD)</text:p>
      <text:p text:style-name="Text_20_body"/>
      <text:p text:style-name="Text_20_body">zorka.log(&lt;message&gt;)</text:p>
      <text:p text:style-name="Text_20_body"/>
      <text:p text:style-name="Text_20_body">This function logs a message to zorka log.</text:p>
      <text:p text:style-name="Text_20_body"/>
      <text:p text:style-name="Text_20_body">zabbix.discovery(&lt;mbs&gt;, &lt;object-widcard&gt;, <text:s/>oattrs, path, attrs)</text:p>
      <text:p text:style-name="Text_20_body"/>
      <text:p text:style-name="Text_20_body">(TBD)</text:p>
      <text:p text:style-name="Text_20_body"/>
      <text:h text:style-name="Heading_20_3" text:outline-level="3">Thread rankings and bean rankings</text:h>
      <text:p text:style-name="Text_20_body"/>
      <text:p text:style-name="Text_20_body">(TBD)</text:p>
      <text:p text:style-name="Text_20_body"/>
      <text:p text:style-name="Text_20_body">zorka.threadRanking(name, description, size, interval)</text:p>
      <text:p text:style-name="Text_20_body"><text:soft-page-break/></text:p>
      <text:p text:style-name="Text_20_body">(TBD)</text:p>
      <text:p text:style-name="Text_20_body"/>
      <text:p text:style-name="Text_20_body">zorka.beanRanking(mbs, name, query, keyName, attrs, nomAttr, divAttr, size, interval)</text:p>
      <text:p text:style-name="Text_20_body"/>
      <text:p text:style-name="Text_20_body">(TBD)</text:p>
      <text:p text:style-name="Text_20_body"/>
      <text:h text:style-name="Heading_20_3" text:outline-level="3">Class and Method Instrumentation</text:h>
      <text:p text:style-name="Text_20_body"/>
      <text:p text:style-name="Text_20_body"><text:span text:style-name="T4">Warning:</text:span> class/method instrumentation API is poorly designed, so it's a subject to change in future releases. Expect it to be completely revamped at the time Zorka goes into stable release. </text:p>
      <text:p text:style-name="Text_20_body"/>
      <text:p text:style-name="Text_20_body">The following functions are available as a part of zorka spy module:</text:p>
      <text:p text:style-name="Text_20_body"/>
      <text:p text:style-name="CODE">spy.simple(class, method, bean, attr)</text:p>
      <text:p text:style-name="Text_20_body"/>
      <text:p text:style-name="Text_20_body">Instruments given <text:span text:style-name="T4">method</text:span> of a given <text:span text:style-name="T4">class</text:span> and presents it as attribute <text:span text:style-name="T4">attr</text:span> of mbean named <text:span text:style-name="T6">bean</text:span>. Attribute will contain a dictionary mapping method names onto structures containing their call counters, error counters and summary execution time (calls, errors, totalTime attributes). </text:p>
      <text:p text:style-name="Text_20_body"/>
      <text:p text:style-name="CODE">spy.simple(class, method, bean, attr, expression)</text:p>
      <text:p text:style-name="Text_20_body"/>
      <text:p text:style-name="Text_20_body">This is enhanced version of previous method. It can process <text:span text:style-name="T4">expression</text:span> and use it as a key instead of method name. Expression is a string that can contain macros in a form: '{n.attr1.attr2..}' where n is argument index (with 'this' as number 0 for instance methods) and arbitrary number of argument strings <text:s/>following. Collector will fetch given argument, extract attribute 1 from it, then extract attribute 2 from an object obtained in previous step etc. Final result of expression evaluation will be converted to string and used instead of method name as a key in statistics dictionary.</text:p>
      <text:p text:style-name="Text_20_body"/>
      <text:p text:style-name="CODE">spy.present(class, method, mbean, attr, ep, apath, gpath, once)</text:p>
      <text:p text:style-name="Text_20_body"/>
      <text:p text:style-name="Text_20_body"><text:soft-page-break/>This function makes possible presenting application internal structures via JMX. It intercepts calls of <text:span text:style-name="T4">class</text:span>.<text:span text:style-name="T4">method()</text:span><text:span text:style-name="T5"> where it fetches argument (or class) </text:span><text:span text:style-name="T4">ep</text:span><text:span text:style-name="T5">, traverses through its attributes as described in apath argument, then presents attribute </text:span><text:span text:style-name="T4">attr</text:span><text:span text:style-name="T5"> in a JMX bean named mbean. Every time attribute is read (eg. via JMX client), zorka traverses through result of ep.apath as descibed in gpath attribute and returns final result. </text:span></text:p>
      <text:p text:style-name="Text_20_body"/>
      <text:h text:style-name="Heading_20_2" text:outline-level="2">Extending with Java</text:h>
      <text:p text:style-name="Text_20_body"/>
      <text:p text:style-name="Text_20_body">Arbitrary <text:s/>jar files can appear in zorka $ZORKA_HOME/lib/ directory. Classes these files contain will be added to zorka classpath and ready to use from BSH script directly.</text:p>
      <text:p text:style-name="Text_20_body"/>
      <text:h text:style-name="Heading_20_1" text:outline-level="1">Reference</text:h>
      <text:p text:style-name="Text_20_body"/>
      <text:p text:style-name="Text_20_body">(TB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7</text:page-number></text:span><text:span text:style-name="MT1">/</text:span><text:span text:style-name="MT2"><text:page-count style:num-format="1">10</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09-18T23:47:12</dc:date>
    <meta:editing-cycles>384</meta:editing-cycles>
    <meta:editing-duration>P31DT23H26M27S</meta:editing-duration>
    <meta:generator>LibreOffice/3.4$Unix LibreOffice_project/340m1$Build-502</meta:generator>
    <meta:document-statistic meta:table-count="2" meta:image-count="0" meta:object-count="0" meta:page-count="10" meta:paragraph-count="146" meta:word-count="1552" meta:character-count="10926" meta:non-whitespace-character-count="9459"/>
    <meta:user-defined meta:name="Info 1"/>
    <meta:user-defined meta:name="Info 2"/>
    <meta:user-defined meta:name="Info 3"/>
    <meta:user-defined meta:name="Info 4"/>
  </office:meta>
</office:document-meta>
</file>